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fo:break-before="page"/>
    </style:style>
    <style:style style:name="P2" style:family="paragraph">
      <style:paragraph-properties fo:break-before="column"/>
    </style:style>
    <style:style style:name="P3" style:family="paragraph">
      <style:paragraph-properties fo:break-before="auto"/>
    </style:style>
    <style:style style:name="P4" style:family="paragraph">
      <style:paragraph-properties fo:break-after="page"/>
    </style:style>
    <style:style style:name="P5" style:family="paragraph">
      <style:paragraph-properties fo:break-after="column"/>
    </style:style>
    <style:style style:name="P6" style:family="paragraph">
      <style:paragraph-properties fo:break-after="auto"/>
    </style:style>
  </office:automatic-styles>
  <office:body>
    <office:text>
      <text:p text:style-name="P3">
     This is an example of paragraph without a page break or column break.
        </text:p>
      <text:p text:style-name="P2">
     This is an example of paragraph with a column break before the paragraph.
        </text:p>
      <text:p text:style-name="P1">
     This is an example of paragraph with a page break before the paragraph.
        </text:p>
      <text:p text:style-name="P6">
     This is an example of paragraph without a page break or column break.
        </text:p>
      <text:p text:style-name="P5">
     This is an example of paragraph with a column break after the paragraph.
        </text:p>
      <text:p text:style-name="P4">
     This is an example of paragraph with a page break after the paragraph.
  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4in" fo:margin-top="1.0in" fo:margin-bottom="1.0in" fo:margin-left="1.0in" fo:margin-right="1.0in" style:print-orientation="portrait">
        <style:columns fo:column-count="2"/>
      </style:page-layout-properties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